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 Black" svg:font-family="'Arial Black'" style:font-adornments="Regular"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list-style-name="">
      <style:text-properties officeooo:rsid="3a71d396" officeooo:paragraph-rsid="0006363f"/>
    </style:style>
    <style:style style:name="P2" style:family="paragraph" style:parent-style-name="Heading_20_4" style:list-style-name="">
      <style:text-properties officeooo:paragraph-rsid="0006363f"/>
    </style:style>
    <style:style style:name="P3" style:family="paragraph" style:parent-style-name="Text_20_body">
      <style:text-properties officeooo:paragraph-rsid="0006363f"/>
    </style:style>
    <style:style style:name="P4" style:family="paragraph" style:parent-style-name="Text_20_body" style:list-style-name="L1">
      <style:text-properties fo:color="#c9211e" loext:opacity="100%" officeooo:paragraph-rsid="0006363f"/>
    </style:style>
    <style:style style:name="P5" style:family="paragraph" style:parent-style-name="Text_20_body" style:list-style-name="L1">
      <style:text-properties officeooo:rsid="3a8c15c6" officeooo:paragraph-rsid="0006363f"/>
    </style:style>
    <style:style style:name="P6" style:family="paragraph" style:parent-style-name="Text_20_body" style:list-style-name="L1">
      <style:text-properties fo:color="#000000" loext:opacity="100%" officeooo:rsid="3a8c15c6" officeooo:paragraph-rsid="0006363f"/>
    </style:style>
    <style:style style:name="P7" style:family="paragraph" style:parent-style-name="Text_20_body" style:list-style-name="L1">
      <style:text-properties fo:color="#000000" loext:opacity="100%" officeooo:rsid="3a8e0ca6" officeooo:paragraph-rsid="0006363f"/>
    </style:style>
    <style:style style:name="P8" style:family="paragraph" style:parent-style-name="Text_20_body" style:list-style-name="L1">
      <style:text-properties officeooo:paragraph-rsid="0006363f"/>
    </style:style>
    <style:style style:name="P9" style:family="paragraph" style:parent-style-name="Text_20_body" style:list-style-name="L1">
      <style:text-properties fo:color="#000000" loext:opacity="100%" officeooo:rsid="35cbef97" officeooo:paragraph-rsid="0006363f"/>
    </style:style>
    <style:style style:name="P10" style:family="paragraph" style:parent-style-name="Text_20_body" style:list-style-name="L1">
      <style:text-properties fo:color="#000000" loext:opacity="100%" officeooo:rsid="3a8e8898" officeooo:paragraph-rsid="0006363f"/>
    </style:style>
    <style:style style:name="P11" style:family="paragraph" style:parent-style-name="Text_20_body">
      <style:text-properties officeooo:rsid="3a75f620" officeooo:paragraph-rsid="0006363f"/>
    </style:style>
    <style:style style:name="P12" style:family="paragraph" style:parent-style-name="Text_20_body" style:list-style-name="L2">
      <style:text-properties fo:color="#000000" loext:opacity="100%" officeooo:rsid="34308978" officeooo:paragraph-rsid="0006363f"/>
    </style:style>
    <style:style style:name="P13" style:family="paragraph" style:parent-style-name="Text_20_body" style:list-style-name="L2">
      <style:text-properties fo:color="#000000" loext:opacity="100%" officeooo:rsid="3a7340df" officeooo:paragraph-rsid="0006363f"/>
    </style:style>
    <style:style style:name="P14" style:family="paragraph" style:parent-style-name="Text_20_body" style:list-style-name="L2">
      <style:text-properties officeooo:paragraph-rsid="0006363f"/>
    </style:style>
    <style:style style:name="P15" style:family="paragraph" style:parent-style-name="Text_20_body" style:list-style-name="L2">
      <style:text-properties fo:color="#c9211e" loext:opacity="100%" officeooo:rsid="34312ea2" officeooo:paragraph-rsid="0006363f"/>
    </style:style>
    <style:style style:name="P16" style:family="paragraph" style:parent-style-name="Text_20_body" style:list-style-name="L2">
      <style:text-properties fo:color="#000000" loext:opacity="100%" officeooo:rsid="343191ce" officeooo:paragraph-rsid="0006363f"/>
    </style:style>
    <style:style style:name="P17" style:family="paragraph" style:parent-style-name="Heading_20_5">
      <style:text-properties officeooo:paragraph-rsid="0006363f"/>
    </style:style>
    <style:style style:name="P18" style:family="paragraph" style:parent-style-name="Heading_20_6">
      <style:text-properties officeooo:paragraph-rsid="0006363f"/>
    </style:style>
    <style:style style:name="P19" style:family="paragraph" style:parent-style-name="Text_20_body" style:list-style-name="L2">
      <style:text-properties fo:color="#000000" loext:opacity="100%" officeooo:rsid="3a745fcd" officeooo:paragraph-rsid="0006363f"/>
    </style:style>
    <style:style style:name="P20" style:family="paragraph" style:parent-style-name="Text_20_body" style:list-style-name="L2">
      <style:text-properties fo:color="#000000" loext:opacity="100%" officeooo:rsid="3a75f2ef" officeooo:paragraph-rsid="0006363f"/>
    </style:style>
    <style:style style:name="P21" style:family="paragraph" style:parent-style-name="Text_20_body">
      <style:text-properties fo:color="#000000" loext:opacity="100%" officeooo:rsid="3a75f2ef" officeooo:paragraph-rsid="0006363f"/>
    </style:style>
    <style:style style:name="P22" style:family="paragraph" style:parent-style-name="Text_20_body">
      <style:text-properties officeooo:rsid="3a71d396" officeooo:paragraph-rsid="0006363f"/>
    </style:style>
    <style:style style:name="P23" style:family="paragraph" style:parent-style-name="Text_20_body" style:list-style-name="L3">
      <style:text-properties officeooo:rsid="3a71d396" officeooo:paragraph-rsid="0006363f"/>
    </style:style>
    <style:style style:name="P24" style:family="paragraph" style:parent-style-name="Text_20_body">
      <style:text-properties officeooo:rsid="3a7c7540" officeooo:paragraph-rsid="0006363f"/>
    </style:style>
    <style:style style:name="P25" style:family="paragraph" style:parent-style-name="Text_20_body" style:list-style-name="L4">
      <style:text-properties fo:color="#c9211e" loext:opacity="100%" officeooo:paragraph-rsid="0006363f"/>
    </style:style>
    <style:style style:name="P26" style:family="paragraph" style:parent-style-name="Text_20_body" style:list-style-name="L4">
      <style:text-properties fo:color="#000000" loext:opacity="100%" officeooo:rsid="3a7c7540" officeooo:paragraph-rsid="0006363f"/>
    </style:style>
    <style:style style:name="P27" style:family="paragraph" style:parent-style-name="Text_20_body" style:list-style-name="L4">
      <style:text-properties officeooo:paragraph-rsid="0006363f"/>
    </style:style>
    <style:style style:name="T1" style:family="text">
      <style:text-properties fo:font-weight="bold" officeooo:rsid="3a8e0ca6" style:font-weight-asian="bold" style:font-weight-complex="bold"/>
    </style:style>
    <style:style style:name="T2" style:family="text">
      <style:text-properties fo:font-weight="bold" style:font-weight-asian="bold" style:font-weight-complex="bold"/>
    </style:style>
    <style:style style:name="T3" style:family="text">
      <style:text-properties fo:color="#2a6099" loext:opacity="100%"/>
    </style:style>
    <style:style style:name="T4" style:family="text">
      <style:text-properties fo:color="#c9211e" loext:opacity="100%"/>
    </style:style>
    <style:style style:name="T5" style:family="text">
      <style:text-properties fo:color="#000000" loext:opacity="100%" officeooo:rsid="35cb5d48"/>
    </style:style>
    <style:style style:name="T6" style:family="text">
      <style:text-properties fo:color="#000000" loext:opacity="100%"/>
    </style:style>
    <style:style style:name="T7" style:family="text">
      <style:text-properties fo:color="#000000" loext:opacity="100%" officeooo:rsid="35cbef97"/>
    </style:style>
    <style:style style:name="T8" style:family="text">
      <style:text-properties officeooo:rsid="38b9e47e"/>
    </style:style>
    <style:style style:name="T9" style:family="text">
      <style:text-properties fo:color="#000000" loext:opacity="100%" officeooo:rsid="34312ea2"/>
    </style:style>
    <style:style style:name="T10" style:family="text">
      <style:text-properties officeooo:rsid="34312ea2"/>
    </style:style>
    <style:style style:name="T11" style:family="text">
      <style:text-properties officeooo:rsid="3a7340df"/>
    </style:style>
    <style:style style:name="T12" style:family="text">
      <style:text-properties fo:color="#127622" loext:opacity="100%"/>
    </style:style>
    <style:style style:name="T13" style:family="text">
      <style:text-properties officeooo:rsid="3a75f620"/>
    </style:style>
    <style:style style:name="T14" style:family="text">
      <style:text-properties fo:color="#2a6099" loext:opacity="100%" fo:font-weight="bold" style:font-weight-asian="bold" style:font-weight-complex="bold"/>
    </style:style>
    <style:style style:name="T15" style:family="text">
      <style:text-properties officeooo:rsid="3a75f2ef"/>
    </style:style>
    <style:style style:name="T16" style:family="text">
      <style:text-properties officeooo:rsid="3fb29aa4"/>
    </style:style>
    <style:style style:name="T17" style:family="text">
      <style:text-properties fo:font-weight="bold" officeooo:rsid="3fb29aa4" style:font-weight-asian="bold" style:font-weight-complex="bold"/>
    </style:style>
    <style:style style:name="T18" style:family="text">
      <style:text-properties fo:color="#000000" loext:opacity="100%" officeooo:rsid="3a7c7540"/>
    </style:style>
    <style:style style:name="T19" style:family="text">
      <style:text-properties fo:color="#000000" loext:opacity="100%" fo:font-weight="bold" officeooo:rsid="3a7c7540"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start text:name="__RefHeading___Toc329239_1347044286"/>(U) – Unconditional Election<text:bookmark-end text:name="__RefHeading___Toc329239_1347044286"/></text:h>
      <text:h text:style-name="P2" text:outline-level="4">Matthew <text:bookmark-start text:name="__RefHeading___Toc329241_1347044286"/>11:25-27 (no one knows the Son except the Father)<text:bookmark-end text:name="__RefHeading___Toc329241_1347044286"/></text:h>
      <text:p text:style-name="P3"><text:span text:style-name="T1">Matthew 11:25-27<text:line-break/></text:span><text:span text:style-name="T2">25. </text:span><text:span text:style-name="T3">At that time Jesus answered and said, "I thank You, Father, Lord of heaven and earth, that You have </text:span><text:span text:style-name="T4">hidden these things from [the] wise and prudent</text:span><text:span text:style-name="T3"> and have revealed them to babes.</text:span><text:line-break/><text:span text:style-name="T2">26.</text:span> <text:span text:style-name="T3">"Even so, Father, for so it seemed good in Your sight.</text:span><text:line-break/><text:span text:style-name="T2">27.</text:span> <text:span text:style-name="T3">"All things have been delivered to Me by My Father, and </text:span><text:span text:style-name="T4">no one knows the Son except the Father</text:span><text:span text:style-name="T3">. Nor does anyone know the Father except the Son, </text:span><text:span text:style-name="T4">and [the one] to whom the Son wills to reveal</text:span><text:span text:style-name="T3"> [Him].</text:span></text:p>
      <text:list text:style-name="L1">
        <text:list-item>
          <text:p text:style-name="P4">no one knows the Son except the Father</text:p>
          <text:list>
            <text:list-item>
              <text:p text:style-name="P5"><text:span text:style-name="T5">T</text:span><text:span text:style-name="T6">o know the Father, Jesus must reveal Himself to you.</text:span></text:p>
              <text:list>
                <text:list-item>
                  <text:p text:style-name="P6">Jesus' ministry was partially veiled to the public, but since His resurrection, He has revealed Himself at a much larger level</text:p>
                </text:list-item>
                <text:list-item>
                  <text:p text:style-name="P6">The next verses demonstate that part of Him revealing Himself to people is for them to step forward in faith, taking His yoke upon them, so Jesus does expect something from people.</text:p>
                </text:list-item>
                <text:list-item>
                  <text:p text:style-name="P6">There are conditions for knowing God.<text:line-break/>Jesus chooses to reveal God the Father to thosse who come to Him.</text:p>
                </text:list-item>
                <text:list-item>
                  <text:p text:style-name="P7">Jesus does not say here on what basis He wills to reveal teh Father to some and not to others. This is not necessarily an unconditional election that Jesus is talking about.</text:p>
                </text:list-item>
              </text:list>
            </text:list-item>
            <text:list-item>
              <text:p text:style-name="P8"><text:span text:style-name="T5">No one can know Jesu</text:span><text:span text:style-name="T7">s</text:span><text:span text:style-name="T5"> in all His fullness except God the </text:span><text:span text:style-name="T7">F</text:span><text:span text:style-name="T5">ather. </text:span></text:p>
              <text:list>
                <text:list-item>
                  <text:p text:style-name="P9">Also, only the Father knows the Son fully.</text:p>
                </text:list-item>
                <text:list-item>
                  <text:p text:style-name="P9">This should get us to realize that one's theology doesn't have to 100% be where we think it needs to be in order for them to be right with God, <text:span text:style-name="T8">since we can't "know" everything about God the Father anyway, according to Jesus.<text:line-break/>And whatever is revealed is through what Jesus reveals.</text:span></text:p>
                </text:list-item>
              </text:list>
            </text:list-item>
          </text:list>
        </text:list-item>
        <text:list-item>
          <text:p text:style-name="P10"><text:span text:style-name="T8">T</text:span>otal Depravity?</text:p>
          <text:list>
            <text:list-item>
              <text:p text:style-name="P10">If people are totally unable to come to God in faith without being born again as Calvinism holds, then why does Jesus have to hide anything from any person's eyes if they are unable to come to faith in Him to begin with?<text:line-break/>This is one of the double-speak problems in Calvinism; if their view is true, God does some really weird things that don't make sense.<text:line-break/>It would be like shooting a dead deer after it has been dead for a week – why?</text:p>
            </text:list-item>
          </text:list>
        </text:list-item>
      </text:list>
      <text:h text:style-name="P2" text:outline-level="4"><text:bookmark-start text:name="__RefHeading___Toc329243_1347044286"/><text:soft-page-break/>Make sure your election is sure<text:bookmark-end text:name="__RefHeading___Toc329243_1347044286"/></text:h>
      <text:h text:style-name="P2" text:outline-level="4"><text:bookmark-start text:name="__RefHeading___Toc329245_1347044286"/>2 Peter 1:1 (God gives faith)<text:bookmark-end text:name="__RefHeading___Toc329245_1347044286"/></text:h>
      <text:p text:style-name="P11"><text:span text:style-name="T2">2 Peter 1:1</text:span><text:line-break/><text:span text:style-name="T2">1. </text:span><text:span text:style-name="T3">Simon Peter, a bondservant and apostle of Jesus Christ, </text:span><text:span text:style-name="T4">To those who have obtained like precious faith with us</text:span><text:span text:style-name="T3"> by the righteousness of our God and Savior Jesus Christ:</text:span></text:p>
      <text:list xml:id="list1049571052" text:style-name="L2">
        <text:list-item>
          <text:p text:style-name="P12">The Greek word for knowledge that Peter uses is "epigenosco", which is thorough, complete, full knowledge of something.</text:p>
          <text:list>
            <text:list-item>
              <text:p text:style-name="P13">Otherwise, "ginoski" means to know something, but not with full knowledge.</text:p>
            </text:list-item>
          </text:list>
        </text:list-item>
        <text:list-item>
          <text:p text:style-name="P14"><text:span text:style-name="T4">To those who have obtained like precious faith with us</text:span><text:span text:style-name="T6"><text:line-break/></text:span><text:span text:style-name="T9">means 2 Peter is written to Christians.</text:span></text:p>
        </text:list-item>
        <text:list-item>
          <text:p text:style-name="P15">Obtained ... faith</text:p>
          <text:list>
            <text:list-item>
              <text:p text:style-name="P16"><text:span text:style-name="T10">I</text:span>s a pro-Calvanist proof-text verse.<text:line-break/>This goes along the concept that faith is a gift.</text:p>
            </text:list-item>
            <text:list-item>
              <text:p text:style-name="P16"><text:span text:style-name="T11">Steve Gregg Commentary: <text:line-break/>"</text:span><text:span text:style-name="T12">Calvinists would say that God has unconditionally elected certain people to be saved, and those people that he has elected he has given faith to, and repentance. And that without having been given faith and repentance by God, a person would have no hope of ever having faith or repentance. And therefore, that these Christians are those who have received faith like a gift.</text:span>"</text:p>
            </text:list-item>
            <text:list-item>
              <text:p text:style-name="P16">"<text:span text:style-name="T12">There certainly are places in the Bible where it appears that Paul, for example, says that faith is a gift, that God has given to every man a measure of faith. Paul says that you have been granted not only to believe, but also to suffer with Christ. So, you've been granted by God the privilege of believing.</text:span>"</text:p>
            </text:list-item>
            <text:list-item>
              <text:p text:style-name="P13">This passage does tell us that faith is obtained by God – He gives it.<text:line-break/>Does Go<text:span text:style-name="T13">d</text:span> therefore hold poeple accountable for whom He does not give faith then?<text:line-break/>Or does He give faith to those who had noble hearts like the Bereans, or people who are truly interested in truth? This passage doesn't say any of those, but are found in other scriptures when the topic of faith is mentioned.<text:line-break/>When Peter walked on the water with Jesus, Jesus said 'o ye of little faith' when Peter sank.<text:line-break/>Jesus didn't say – 'oops, i forgot to give you more faith' – 'my bad'...<text:line-break/>Instead, Jesus expected Peter to have more faith.<text:line-break/>Something Jesus expected that Peter could have done if he wanted to.<text:line-break/>Otherwise, why would Jesus criticize Peter for something He knew Peter could not do?</text:p>
            </text:list-item>
          </text:list>
        </text:list-item>
      </text:list>
      <text:h text:style-name="P17" text:outline-level="5" text:is-list-header="true"><text:bookmark-start text:name="__RefHeading___Toc329247_1347044286"/><text:soft-page-break/>Faith given<text:bookmark-end text:name="__RefHeading___Toc329247_1347044286"/></text:h>
      <text:h text:style-name="P18" text:outline-level="6"><text:bookmark-start text:name="__RefHeading___Toc329249_1347044286"/>By the word of God<text:bookmark-end text:name="__RefHeading___Toc329249_1347044286"/></text:h>
      <text:list text:continue-numbering="true" text:style-name="L2">
        <text:list-item>
          <text:list>
            <text:list-item>
              <text:p text:style-name="P19"><text:span text:style-name="T2">Romans 10:17<text:line-break/>17.</text:span><text:span text:style-name="T14"> </text:span><text:span text:style-name="T3">So then faith comes by hearing, and hearing by the word of God.</text:span></text:p>
              <text:list>
                <text:list-item>
                  <text:p text:style-name="P19">Maybe faith comes by hearing the word of God taught.</text:p>
                </text:list-item>
                <text:list-item>
                  <text:p text:style-name="P19">Therefore this 2 Peter 1:1 passage need-not by necessity mean that God arbitrarily decides to give some people faith and not others.<text:line-break/>If God causes His gospel message to go forth, He is then giving people the gift of faith, should they be willing to accept it.<text:line-break/>Some accept it – others reject it.</text:p>
                </text:list-item>
                <text:list-item>
                  <text:p text:style-name="P19">The passage could be understood in a Calvinistic framework, but does not have to by necessity.</text:p>
                </text:list-item>
                <text:list-item>
                  <text:p text:style-name="P20">God certainly does not give faith to people because people earn it.</text:p>
                </text:list-item>
              </text:list>
            </text:list-item>
          </text:list>
        </text:list-item>
      </text:list>
      <text:h text:style-name="P18" text:outline-level="6"><text:bookmark-start text:name="__RefHeading___Toc329251_1347044286"/>Faith to Gentiles <text:span text:style-name="T15">also</text:span>, not only <text:span text:style-name="T15">mostly jews</text:span><text:bookmark-end text:name="__RefHeading___Toc329251_1347044286"/></text:h>
      <text:p text:style-name="P21">It could be that Peter is emphasizing that God as of the New Covenant, has chosen to give Faith to the Gentiles in a major way, compared to the Old Covenant times when it was mostly jews who God was giving the gift of faith.<text:line-break/>God was giving His word to the jews previously,<text:line-break/>but was not giving His word to Gentiles too.<text:line-break/>Hence, God was giving faith to Gentiles.</text:p>
      <text:h text:style-name="P2" text:outline-level="4"><text:bookmark-start text:name="__RefHeading___Toc329253_1347044286"/>2 Peter 1:10 <text:span text:style-name="T13">(make sure your call to election is certain)</text:span><text:bookmark-end text:name="__RefHeading___Toc329253_1347044286"/></text:h>
      <text:p text:style-name="P22"><text:span text:style-name="T2">2 Peter 1:10</text:span><text:line-break/><text:span text:style-name="T2">10.</text:span> <text:span text:style-name="T3">Therefore, brethren, </text:span><text:span text:style-name="T4">be</text:span><text:span text:style-name="T3"> even more </text:span><text:span text:style-name="T4">diligent to make your call and election sure</text:span><text:span text:style-name="T3">, for if you do these things you will never stumble;</text:span></text:p>
      <text:list text:style-name="L3">
        <text:list-item>
          <text:p text:style-name="P23"><text:span text:style-name="T4">be</text:span><text:span text:style-name="T3"> even more </text:span><text:span text:style-name="T4">diligent to make your call and election sure </text:span></text:p>
          <text:list>
            <text:list-item>
              <text:p text:style-name="P23">If God called the Church corporately to election, but you have to be in Christ to be part of that election, then Paul is warning that there are those who can be part of, then no longer be part of the election.<text:line-break/><text:span text:style-name="T13">One can fall away. Peter is warning against that.</text:span></text:p>
            </text:list-item>
          </text:list>
        </text:list-item>
      </text:list>
      <text:h text:style-name="P2" text:outline-level="4">Acts <text:bookmark-start text:name="__RefHeading___Toc329255_1347044286"/>3:16,<text:span text:style-name="T16">19</text:span> (<text:span text:style-name="T16">Repentance wipes away sin, not predestination</text:span>)<text:bookmark-end text:name="__RefHeading___Toc329255_1347044286"/></text:h>
      <text:p text:style-name="P24"><text:span text:style-name="T2">Acts 3:16,</text:span><text:span text:style-name="T17">19</text:span><text:line-break/><text:span text:style-name="T2">16. </text:span><text:span text:style-name="T3">"And on the basis of faith in His name, [it is] the name of Jesus which has strengthened this man whom you see and know; and </text:span><text:span text:style-name="T4">the faith which [is] through Him</text:span><text:span text:style-name="T3"> has given him this perfect health in the presence of you all.<text:line-break/></text:span><text:soft-page-break/><text:span text:style-name="T2">19. </text:span><text:span text:style-name="T3">"Therefore </text:span><text:span text:style-name="T4">repent and return</text:span><text:span text:style-name="T3">, </text:span><text:span text:style-name="T4">so that</text:span><text:span text:style-name="T3"> your </text:span><text:span text:style-name="T4">sins</text:span><text:span text:style-name="T3"> may be </text:span><text:span text:style-name="T4">wiped away</text:span><text:span text:style-name="T3">, in order that </text:span><text:span text:style-name="T4">times of refreshing</text:span><text:span text:style-name="T3"> may come from the presence of the Lord;</text:span></text:p>
      <text:list text:style-name="L4">
        <text:list-item>
          <text:p text:style-name="P25">the faith which [is] through Him</text:p>
          <text:list>
            <text:list-item>
              <text:p text:style-name="P26">Some cite this as a Calvinist proof text for the doctrine of Total Depravity, where it is stated that unless God gives you faith, you are totally unable to accept the call to salvation.</text:p>
            </text:list-item>
            <text:list-item>
              <text:p text:style-name="P26">Elsewhere, we are told<text:line-break/><text:span text:style-name="T2">Romans 10:17<text:line-break/>17. </text:span><text:span text:style-name="T3">So then faith comes by hearing, and hearing by the word of God.</text:span></text:p>
              <text:list>
                <text:list-item>
                  <text:p text:style-name="P27"><text:span text:style-name="T18">If God's word is revealed to people, they can either accept it in faith or reject it in unbelief.<text:line-break/>This</text:span><text:span text:style-name="T19"> Acts 3:16 </text:span><text:span text:style-name="T18">passage could be interpreted in the Calvinistic Total Depravity sense, or could also be understood in a non-Calvinistic way.<text:line-break/>Nothing in the passage explicitly demands that one or the other must be the case.</text:span></text:p>
                </text:list-item>
                <text:list-item>
                  <text:p text:style-name="P26">There is definitely nothing in the passage suggesting one is born again before he can have faith, as Calvinists hold.<text:line-break/>If anything. v19 says <text:s/><text:span text:style-name="T4">repent and return</text:span><text:span text:style-name="T3">, </text:span><text:span text:style-name="T4">so that</text:span><text:span text:style-name="T3"> your </text:span><text:span text:style-name="T4">sins</text:span><text:span text:style-name="T3"> may be </text:span><text:span text:style-name="T4">wiped away</text:span>, not "you had better hope you're elected by God, or else this gospel of Jesus won't do you any good no matter what". <text:line-break/>R. C. Sproul said that Armenians believe there is way more power in the gospel message than he does, and he's right.<text:line-break/>The sins being wiped away have to do with you and I doing something.<text:line-break/>The non-Calvinist finds no reason to boast, anymore than the prodigal son had any reason to boast after he *came to his senses* and decided to go back home to the father in repentance.</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 Black" svg:font-family="'Arial Black'" style:font-adornments="Regular"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chapter">
      <style:paragraph-properties fo:margin-left="-0.4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left="-0.3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0.2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lef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fo:color="#000000" loext:opacity="100%" fo:font-style="normal" fo:font-weight="normal" style:font-style-asian="normal" style:font-weight-asian="normal"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Arial Black" fo:font-weight="bold" officeooo:rsid="001ac38d" officeooo:paragraph-rsid="0006363f" style:font-weight-asian="bold" style:font-weight-complex="bold"/>
    </style:style>
    <style:style style:name="MT1" style:family="text">
      <style:text-properties officeooo:rsid="00068264"/>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iblical Reasons to Dismiss <text:span text:style-name="MT1">the Unconditional Election</text:span> Doctrine</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1T05:43:40.411858700</meta:creation-date>
    <dc:date>2025-08-21T05:49:40.411709500</dc:date>
    <meta:editing-duration>PT49S</meta:editing-duration>
    <meta:editing-cycles>1</meta:editing-cycles>
    <meta:document-statistic meta:table-count="0" meta:image-count="0" meta:object-count="0" meta:page-count="4" meta:paragraph-count="46" meta:word-count="1408" meta:character-count="7578" meta:non-whitespace-character-count="6236"/>
    <meta:generator>LibreOffice/25.2.5.2$Windows_X86_64 LibreOffice_project/03d19516eb2e1dd5d4ccd751a0d6f35f35e08022</meta:generator>
  </office:meta>
</office:document-meta>
</file>